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3" style:family="graphic" style:parent-style-name="standard">
      <style:graphic-properties draw:stroke="dash" draw:stroke-dash="Line_20_with_20_Fine_20_Dots" svg:stroke-color="#2c001e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2c001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Fine_20_Dotted"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measure">
      <style:graphic-properties svg:stroke-width="0.254cm" draw:marker-start-width="0.581cm" draw:marker-end-width="0.581cm" draw:textarea-vertical-align="middle"/>
    </style:style>
    <style:style style:name="gr10" style:family="graphic" style:parent-style-name="measure">
      <style:graphic-properties svg:stroke-width="0.254cm" draw:marker-start-width="0.579cm" draw:marker-end-width="0.579cm" draw:textarea-vertical-align="middle"/>
    </style:style>
    <style:style style:name="gr11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12cm" fo:min-width="0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0pt" style:font-size-asian="30pt" style:font-size-complex="30pt"/>
    </style:style>
    <style:style style:name="P4" style:family="paragraph">
      <style:paragraph-properties fo:line-height="150%"/>
      <style:text-properties fo:font-size="30pt" fo:font-weight="normal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6.416cm" svg:x="4.81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3cm" svg:height="18.923cm" svg:x="11.26cm" svg:y="3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77cm" svg:height="36.703cm" svg:x="10.271cm" svg:y="1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4.191cm" svg:x="11.668cm" svg:y="20.558cm">
          <text:p text:style-name="P1">E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477cm" svg:height="36.703cm" svg:x="16.748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477cm" svg:height="36.703cm" svg:x="3.794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556cm" svg:height="4.191cm" svg:x="11.541cm" svg:y="8.493cm">
          <text:p text:style-name="P1">V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56cm" svg:height="4.191cm" svg:x="5.191cm" svg:y="32.496cm">
          <text:p text:style-name="P1">V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.319cm" svg:y1="3.54cm" svg:x2="13.319cm" svg:y2="10.017cm">
          <text:p/>
        </draw:line>
        <draw:line draw:style-name="gr7" draw:text-style-name="P1" draw:layer="layout" svg:x1="6.969cm" svg:y1="27.797cm" svg:x2="6.969cm" svg:y2="34.274cm">
          <text:p/>
        </draw:line>
        <draw:custom-shape draw:style-name="gr8" draw:text-style-name="P1" draw:layer="layout" svg:width="0.762cm" svg:height="0.762cm" svg:x="12.938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9" draw:text-style-name="P3" draw:layer="measurelines" svg:x1="15.54cm" svg:y1="3.159cm" svg:x2="15.54cm" svg:y2="22.127cm">
          <text:p text:style-name="P3"><text:span text:style-name="T1">30m</text:span></text:p>
        </draw:measure>
        <draw:measure draw:style-name="gr10" draw:text-style-name="P3" draw:layer="layout" svg:x1="8.901cm" svg:y1="3.159cm" svg:x2="8.901cm" svg:y2="22.463cm">
          <text:p text:style-name="P3"><text:span text:style-name="T1">30m</text:span></text:p>
        </draw:measure>
        <draw:measure draw:style-name="gr9" draw:text-style-name="P3" draw:layer="layout" svg:x1="8.89cm" svg:y1="22.49cm" svg:x2="8.89cm" svg:y2="29.602cm">
          <text:p text:style-name="P3"><text:span text:style-name="T1">15m</text:span></text:p>
        </draw:measure>
        <draw:custom-shape draw:style-name="gr8" draw:text-style-name="P1" draw:layer="layout" svg:width="0.762cm" svg:height="0.762cm" svg:x="6.588cm" svg:y="27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.953cm" svg:height="26.416cm" svg:x="17.61cm" svg:y="3.159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1.176cm" svg:height="3.213cm" draw:transform="rotate (1.5707963267949) translate (18.288cm 18.399cm)">
          <draw:text-box>
            <text:p text:style-name="P4"><text:span text:style-name="T1">car on the right</text:span></text:p>
            <text:p text:style-name="P4"><text:span text:style-name="T1"><text:s text:c="7"/></text:span><text:span text:style-name="T1">flagged</text:span></text:p>
          </draw:text-box>
        </draw:frame>
        <draw:frame draw:style-name="gr12" draw:text-style-name="P4" draw:layer="layout" svg:width="11.176cm" svg:height="3.213cm" draw:transform="rotate (1.5707963267949) translate (5.407cm 22.844cm)">
          <draw:text-box>
            <text:p text:style-name="P4"><text:span text:style-name="T1">car on the left</text:span></text:p>
            <text:p text:style-name="P4"><text:span text:style-name="T1"><text:s text:c="7"/></text:span><text:span text:style-name="T1">flagged</text:span></text:p>
          </draw:text-box>
        </draw:frame>
        <draw:frame draw:style-name="gr12" draw:text-style-name="P4" draw:layer="layout" svg:width="11.176cm" svg:height="3.213cm" draw:transform="rotate (1.5707963267949) translate (11.541cm 22.463cm)">
          <draw:text-box>
            <text:p text:style-name="P4"><text:span text:style-name="T1">car ahead</text:span></text:p>
            <text:p text:style-name="P4"><text:span text:style-name="T1"><text:s text:c="3"/></text:span><text:span text:style-name="T1">flagg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21:02:38.776464397</meta:creation-date>
    <dc:date>2019-03-06T21:18:07.371997448</dc:date>
    <meta:editing-duration>P0D</meta:editing-duration>
    <meta:editing-cycles>1</meta:editing-cycles>
    <meta:generator>LibreOffice/4.2.8.2$Linux_X86_64 LibreOffice_project/420m0$Build-2</meta:generator>
    <meta:document-statistic meta:object-count="19"/>
  </office:meta>
</office:document-meta>
</file>